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paragraph-rsid="0001bc59" style:font-size-asian="36pt" style:font-size-complex="36pt"/>
    </style:style>
    <style:style style:name="P2" style:family="paragraph" style:parent-style-name="Standard">
      <style:text-properties fo:font-size="36pt" officeooo:paragraph-rsid="0001bc59" style:font-size-asian="36pt" style:font-size-complex="36pt"/>
    </style:style>
    <style:style style:name="P3" style:family="paragraph" style:parent-style-name="Standard">
      <style:text-properties officeooo:rsid="0001bc59" officeooo:paragraph-rsid="0001bc59"/>
    </style:style>
    <style:style style:name="P4" style:family="paragraph" style:parent-style-name="Standard">
      <style:text-properties officeooo:rsid="0001bc59" officeooo:paragraph-rsid="001a27bb"/>
    </style:style>
    <style:style style:name="P5" style:family="paragraph" style:parent-style-name="Standard">
      <style:text-properties officeooo:rsid="0001bc59" officeooo:paragraph-rsid="00275329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paragraph-rsid="001a27bb"/>
    </style:style>
    <style:style style:name="P8" style:family="paragraph" style:parent-style-name="Standard" style:list-style-name="L1">
      <style:text-properties officeooo:paragraph-rsid="00275329"/>
    </style:style>
    <style:style style:name="P9" style:family="paragraph" style:parent-style-name="Standard">
      <style:text-properties fo:font-size="8pt" officeooo:rsid="001a27bb" officeooo:paragraph-rsid="001a27bb" style:font-size-asian="8pt" style:font-size-complex="8pt"/>
    </style:style>
    <style:style style:name="P10" style:family="paragraph" style:parent-style-name="Standard">
      <style:paragraph-properties fo:text-align="end" style:justify-single-word="false"/>
      <style:text-properties fo:font-size="8pt" officeooo:rsid="0034dab6" officeooo:paragraph-rsid="0034dab6" style:font-size-asian="8pt" style:font-size-complex="8pt"/>
    </style:style>
    <style:style style:name="P11" style:family="paragraph" style:parent-style-name="Standard">
      <style:text-properties officeooo:rsid="000b25c2" officeooo:paragraph-rsid="000b25c2"/>
    </style:style>
    <style:style style:name="P12" style:family="paragraph" style:parent-style-name="Standard">
      <style:text-properties officeooo:rsid="001a27bb" officeooo:paragraph-rsid="001a27bb"/>
    </style:style>
    <style:style style:name="P13" style:family="paragraph" style:parent-style-name="Standard" style:list-style-name="L1">
      <style:text-properties officeooo:rsid="001a27bb" officeooo:paragraph-rsid="001a27bb"/>
    </style:style>
    <style:style style:name="P14" style:family="paragraph" style:parent-style-name="Standard" style:list-style-name="L1">
      <style:text-properties officeooo:rsid="001a27bb" officeooo:paragraph-rsid="00275329"/>
    </style:style>
    <style:style style:name="P15" style:family="paragraph" style:parent-style-name="Standard">
      <style:text-properties officeooo:paragraph-rsid="001d888e"/>
    </style:style>
    <style:style style:name="P16" style:family="paragraph" style:parent-style-name="Standard">
      <style:text-properties officeooo:paragraph-rsid="0020c35e"/>
    </style:style>
    <style:style style:name="P17" style:family="paragraph" style:parent-style-name="Standard">
      <style:text-properties officeooo:rsid="0021d788" officeooo:paragraph-rsid="0021d788"/>
    </style:style>
    <style:style style:name="P18" style:family="paragraph" style:parent-style-name="Standard">
      <style:text-properties officeooo:rsid="0025cb6e" officeooo:paragraph-rsid="0025cb6e"/>
    </style:style>
    <style:style style:name="P19" style:family="paragraph" style:parent-style-name="Standard">
      <style:text-properties officeooo:rsid="0028ca90" officeooo:paragraph-rsid="0028ca90"/>
    </style:style>
    <style:style style:name="P20" style:family="paragraph" style:parent-style-name="Standard" style:list-style-name="L3">
      <style:text-properties officeooo:rsid="0028ca90" officeooo:paragraph-rsid="0028ca90"/>
    </style:style>
    <style:style style:name="P21" style:family="paragraph" style:parent-style-name="Standard" style:list-style-name="L3">
      <style:text-properties officeooo:paragraph-rsid="0029c2ef"/>
    </style:style>
    <style:style style:name="P22" style:family="paragraph" style:parent-style-name="Standard" style:list-style-name="L3">
      <style:text-properties officeooo:paragraph-rsid="002ae755"/>
    </style:style>
    <style:style style:name="P23" style:family="paragraph" style:parent-style-name="Standard" style:list-style-name="L3">
      <style:text-properties officeooo:paragraph-rsid="00326ba0"/>
    </style:style>
    <style:style style:name="P24" style:family="paragraph" style:parent-style-name="Standard">
      <style:text-properties officeooo:paragraph-rsid="002ae755"/>
    </style:style>
    <style:style style:name="P25" style:family="paragraph" style:parent-style-name="Standard">
      <style:text-properties officeooo:rsid="00326ba0" officeooo:paragraph-rsid="00326ba0"/>
    </style:style>
    <style:style style:name="T1" style:family="text">
      <style:text-properties officeooo:rsid="0000d163"/>
    </style:style>
    <style:style style:name="T2" style:family="text">
      <style:text-properties officeooo:rsid="0001bc59"/>
    </style:style>
    <style:style style:name="T3" style:family="text">
      <style:text-properties officeooo:rsid="0014aff4"/>
    </style:style>
    <style:style style:name="T4" style:family="text">
      <style:text-properties officeooo:rsid="0018745c"/>
    </style:style>
    <style:style style:name="T5" style:family="text">
      <style:text-properties officeooo:rsid="001a27bb"/>
    </style:style>
    <style:style style:name="T6" style:family="text">
      <style:text-properties officeooo:rsid="001b3b86"/>
    </style:style>
    <style:style style:name="T7" style:family="text">
      <style:text-properties officeooo:rsid="001b8674"/>
    </style:style>
    <style:style style:name="T8" style:family="text">
      <style:text-properties officeooo:rsid="001d888e"/>
    </style:style>
    <style:style style:name="T9" style:family="text">
      <style:text-properties officeooo:rsid="0020c35e"/>
    </style:style>
    <style:style style:name="T10" style:family="text">
      <style:text-properties officeooo:rsid="0021d788"/>
    </style:style>
    <style:style style:name="T11" style:family="text">
      <style:text-properties officeooo:rsid="00233660"/>
    </style:style>
    <style:style style:name="T12" style:family="text">
      <style:text-properties officeooo:rsid="00253283"/>
    </style:style>
    <style:style style:name="T13" style:family="text">
      <style:text-properties officeooo:rsid="00275329"/>
    </style:style>
    <style:style style:name="T14" style:family="text">
      <style:text-properties officeooo:rsid="0029c2ef"/>
    </style:style>
    <style:style style:name="T15" style:family="text">
      <style:text-properties officeooo:rsid="002ae755"/>
    </style:style>
    <style:style style:name="T16" style:family="text">
      <style:text-properties officeooo:rsid="002d665b"/>
    </style:style>
    <style:style style:name="T17" style:family="text">
      <style:text-properties officeooo:rsid="002e4425"/>
    </style:style>
    <style:style style:name="T18" style:family="text">
      <style:text-properties officeooo:rsid="002f8780"/>
    </style:style>
    <style:style style:name="T19" style:family="text">
      <style:text-properties officeooo:rsid="00314b3a"/>
    </style:style>
    <style:style style:name="T20" style:family="text">
      <style:text-properties officeooo:rsid="00337f51"/>
    </style:style>
    <style:style style:name="T21" style:family="text">
      <style:text-properties officeooo:rsid="0034dab6"/>
    </style:style>
    <style:style style:name="T22" style:family="text">
      <style:text-properties officeooo:rsid="00387d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Lab <text:span text:style-name="T3">4</text:span></text:p>
      <text:p text:style-name="P2"/>
      <text:p text:style-name="P11">2)</text:p>
      <text:p text:style-name="P11"/>
      <text:p text:style-name="P3">To run de example, the following commands were used:</text:p>
      <text:list xml:id="list4118383407" text:style-name="L1">
        <text:list-item>
          <text:p text:style-name="P6"><text:span text:style-name="T2">g</text:span>cc -o exampl<text:span text:style-name="T1">e</text:span> -fopenmp example<text:span text:style-name="T4">2</text:span>.c</text:p>
        </text:list-item>
        <text:list-item>
          <text:p text:style-name="P6">./<text:span text:style-name="T2">example</text:span></text:p>
        </text:list-item>
      </text:list>
      <text:p text:style-name="Standard"/>
      <text:p text:style-name="P12">After enabling nowait, what is clearly noticeable is that threads 2 and 3 execute while 0 and 1 are still asleep. By runing the program without the nowait keyword, threads 2 and 3 wait for 0 and 1 to wake up to execute the following code.</text:p>
      <text:p text:style-name="P12"/>
      <text:p text:style-name="P12">Enabling the barrier without nowait on step 1, no difference is noticed as threads 3 and 2 wait for 0 and 1 to finish their sleep at the end of the step 1 section, arriving all at the same time to the barrier. </text:p>
      <text:p text:style-name="P12">Enabling the barrier with nowait on step 1, no difference is noticed again as the waiting for threads 0 and 1 is done in the barrier instead of the end of the section from step 1.</text:p>
      <text:p text:style-name="P12"/>
      <text:p text:style-name="P12"/>
      <text:p text:style-name="P12">3)</text:p>
      <text:p text:style-name="P12"/>
      <text:p text:style-name="P4">To run de example, the following commands were used:</text:p>
      <text:list xml:id="list171659542353544" text:continue-numbering="true" text:style-name="L1">
        <text:list-item>
          <text:p text:style-name="P7"><text:span text:style-name="T2">g</text:span>cc -o <text:span text:style-name="T7">square</text:span> -fopenmp <text:span text:style-name="T6">square.</text:span>c</text:p>
        </text:list-item>
        <text:list-item>
          <text:p text:style-name="P13">./<text:span text:style-name="T7">square</text:span></text:p>
        </text:list-item>
      </text:list>
      <text:p text:style-name="P12"/>
      <text:p text:style-name="P17">Test cases with associated execution times <text:span text:style-name="T11">(500 loops)</text:span>:</text:p>
      <text:p text:style-name="P15"><text:span text:style-name="T10">1 </text:span><text:span text:style-name="T8">- Running the </text:span><text:span text:style-name="T9">program </text:span><text:span text:style-name="T8">with “#pragma omp parallel for reduction(+:square)”: </text:span><text:span text:style-name="T5">0.002823</text:span><text:span text:style-name="T9">s</text:span></text:p>
      <text:p text:style-name="P15"><text:span text:style-name="T10">2 </text:span>- <text:span text:style-name="T9">Running the program with locks: 0.000070</text:span><text:span text:style-name="T10">s</text:span></text:p>
      <text:p text:style-name="P16"><text:span text:style-name="T10">3 </text:span>- <text:span text:style-name="T9">Running the program with atomic directives: 0.000098</text:span><text:span text:style-name="T12">s</text:span></text:p>
      <text:p text:style-name="P16"><text:span text:style-name="T10">4 </text:span>- <text:span text:style-name="T9">Running the program with critical directives: 0.000338</text:span><text:span text:style-name="T11">s</text:span></text:p>
      <text:p text:style-name="P16"/>
      <text:p text:style-name="P18">The lines that are needed to be uncommented to reproduce each test case are flagged mentioning the respective test case.</text:p>
      <text:p text:style-name="P18"/>
      <text:p text:style-name="P18">4)</text:p>
      <text:p text:style-name="P18"/>
      <text:p text:style-name="P5">To run de example, the following commands were used:</text:p>
      <text:list xml:id="list171660474021699" text:continue-numbering="true" text:style-name="L1">
        <text:list-item>
          <text:p text:style-name="P8"><text:span text:style-name="T2">g</text:span>cc -o <text:span text:style-name="T13">matrix</text:span> -fopenmp <text:span text:style-name="T13">matrix</text:span><text:span text:style-name="T6">.</text:span>c</text:p>
        </text:list-item>
        <text:list-item>
          <text:p text:style-name="P14">./<text:span text:style-name="T13">matrix</text:span></text:p>
        </text:list-item>
      </text:list>
      <text:p text:style-name="P18"/>
      <text:p text:style-name="P19">Execution times:</text:p>
      <text:list xml:id="list3538447452" text:style-name="L3">
        <text:list-item>
          <text:p text:style-name="P20">Without paralelization <text:span text:style-name="T18">(case 0)</text:span>: 3.75s</text:p>
        </text:list-item>
        <text:list-item>
          <text:p text:style-name="P21"><text:span text:style-name="T14">With “#pragma omp parallel for collapse(2) shared(A,B,C) private(sum,i,j,k)” before the first two loops </text:span><text:span text:style-name="T18">(case 1)</text:span><text:span text:style-name="T14"> : 0.99s</text:span></text:p>
        </text:list-item>
        <text:list-item>
          <text:p text:style-name="P22"><text:soft-page-break/><text:span text:style-name="T14">With “#pragma omp parallel for collapse(2) shared(A,B,C) private(sum,i,j,k)” before the first two loops </text:span><text:span text:style-name="T15">and “#pragma omp parallel </text:span><text:span text:style-name="T17">for </text:span><text:span text:style-name="T15">shared(A,B,C,i,j,sum) private(k)” on the inner one </text:span><text:span text:style-name="T19">(case </text:span><text:span text:style-name="T18">2)</text:span><text:span text:style-name="T14">: </text:span><text:span text:style-name="T16">1.211s</text:span></text:p>
        </text:list-item>
        <text:list-item>
          <text:p text:style-name="P23"><text:span text:style-name="T14">With “#pragma omp parallel for collapse(2) shared(A,B,C) private(sum,i,j,k)” before the first two loops </text:span><text:span text:style-name="T15">and “#pragma omp parallel for reduction(+:sum)” on the inner one </text:span><text:span text:style-name="T19">(case </text:span><text:span text:style-name="T21">3</text:span><text:span text:style-name="T18">)</text:span><text:span text:style-name="T14">: </text:span><text:span text:style-name="T16">1.</text:span><text:span text:style-name="T20">07</text:span><text:span text:style-name="T16">s</text:span></text:p>
        </text:list-item>
      </text:list>
      <text:p text:style-name="P24"/>
      <text:p text:style-name="P25">Analysing execution times, <text:span text:style-name="T21">we can conclude that case </text:span><text:span text:style-name="T22">1</text:span><text:span text:style-name="T21"> is the most efficient one.</text:span></text:p>
      <text:p text:style-name="P9"/>
      <text:p text:style-name="P10">Tiago Araúo Castr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8:51:36.844625747</meta:creation-date>
    <dc:date>2020-11-25T17:16:46.876850711</dc:date>
    <meta:editing-duration>PT6H18M4S</meta:editing-duration>
    <meta:editing-cycles>37</meta:editing-cycles>
    <meta:generator>LibreOffice/6.4.6.2$Linux_X86_64 LibreOffice_project/40$Build-2</meta:generator>
    <meta:document-statistic meta:table-count="0" meta:image-count="0" meta:object-count="0" meta:page-count="2" meta:paragraph-count="29" meta:word-count="345" meta:character-count="2005" meta:non-whitespace-character-count="1698"/>
  </office:meta>
</office:document-meta>
</file>